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determinado">
      <style:paragraph-properties fo:margin-left="0cm" fo:margin-right="0cm" fo:margin-top="0.42cm" fo:margin-bottom="0.349cm" loext:contextual-spacing="false" style:line-height-at-least="0.353cm" fo:text-indent="0cm" style:auto-text-indent="false"/>
      <style:text-properties fo:color="#000000"/>
    </style:style>
    <style:style style:name="P2" style:family="paragraph" style:parent-style-name="Predeterminado">
      <style:paragraph-properties fo:margin-left="0cm" fo:margin-right="0cm" fo:margin-top="0.018cm" fo:margin-bottom="0cm" loext:contextual-spacing="false" style:line-height-at-least="0.353cm" fo:text-indent="0cm" style:auto-text-indent="false"/>
      <style:text-properties officeooo:paragraph-rsid="001997f2"/>
    </style:style>
    <style:style style:name="P3" style:family="paragraph" style:parent-style-name="Predeterminado">
      <style:paragraph-properties fo:margin-left="0cm" fo:margin-right="0cm" fo:margin-top="0.018cm" fo:margin-bottom="0cm" loext:contextual-spacing="false" style:line-height-at-least="0.353cm" fo:text-indent="0cm" style:auto-text-indent="false"/>
      <style:text-properties fo:color="#000000" officeooo:paragraph-rsid="001997f2"/>
    </style:style>
    <style:style style:name="P4" style:family="paragraph" style:parent-style-name="Predeterminado">
      <style:paragraph-properties fo:margin-left="0cm" fo:margin-right="0cm" fo:margin-top="0.118cm" fo:margin-bottom="0.101cm" loext:contextual-spacing="false" style:line-height-at-least="0.353cm" fo:text-indent="0cm" style:auto-text-indent="false"/>
      <style:text-properties fo:color="#000000"/>
    </style:style>
    <style:style style:name="P5" style:family="paragraph" style:parent-style-name="Predeterminado">
      <style:paragraph-properties fo:margin-left="0cm" fo:margin-right="0cm" fo:margin-top="0.118cm" fo:margin-bottom="0.101cm" loext:contextual-spacing="false" style:line-height-at-least="0.353cm" fo:text-indent="0cm" style:auto-text-indent="false"/>
      <style:text-properties fo:color="#000000" officeooo:paragraph-rsid="001b85a2"/>
    </style:style>
    <style:style style:name="P6" style:family="paragraph" style:parent-style-name="Predeterminado">
      <style:paragraph-properties fo:margin-left="0cm" fo:margin-right="0cm" fo:margin-top="0.118cm" fo:margin-bottom="0.101cm" loext:contextual-spacing="false" style:line-height-at-least="0.353cm" fo:text-indent="0cm" style:auto-text-indent="false"/>
    </style:style>
    <style:style style:name="P7" style:family="paragraph" style:parent-style-name="Predeterminado">
      <style:paragraph-properties fo:margin-left="0cm" fo:margin-right="0cm" fo:margin-top="0.118cm" fo:margin-bottom="0.101cm" loext:contextual-spacing="false" style:line-height-at-least="0.353cm" fo:text-indent="0cm" style:auto-text-indent="false"/>
      <style:text-properties officeooo:paragraph-rsid="001997f2"/>
    </style:style>
    <style:style style:name="P8" style:family="paragraph" style:parent-style-name="Predeterminado">
      <style:paragraph-properties fo:margin-left="0cm" fo:margin-right="0cm" fo:margin-top="0.118cm" fo:margin-bottom="0.101cm" loext:contextual-spacing="false" style:line-height-at-least="0.353cm" fo:text-indent="0cm" style:auto-text-indent="false"/>
      <style:text-properties officeooo:paragraph-rsid="001b85a2"/>
    </style:style>
    <style:style style:name="P9"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style>
    <style:style style:name="P10"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officeooo:paragraph-rsid="001997f2"/>
    </style:style>
    <style:style style:name="P11" style:family="paragraph" style:parent-style-name="Predeterminado">
      <style:paragraph-properties fo:margin-left="0cm" fo:margin-right="0cm" fo:margin-top="0cm" fo:margin-bottom="0cm" loext:contextual-spacing="false" style:line-height-at-least="0.353cm" fo:text-indent="0cm" style:auto-text-indent="false"/>
      <style:text-properties officeooo:paragraph-rsid="001997f2"/>
    </style:style>
    <style:style style:name="T1" style:family="text">
      <style:text-properties style:font-name="Liberation Sans1" fo:font-size="10pt" fo:font-weight="normal" style:font-size-asian="10pt" style:font-weight-asian="normal" style:font-size-complex="9pt" style:font-weight-complex="normal"/>
    </style:style>
    <style:style style:name="T2" style:family="text">
      <style:text-properties style:font-name="Liberation Sans1" fo:font-size="10pt" fo:font-weight="normal" officeooo:rsid="001997f2" style:font-size-asian="10pt" style:font-weight-asian="normal" style:font-size-complex="9pt" style:font-weight-complex="normal"/>
    </style:style>
    <style:style style:name="T3" style:family="text">
      <style:text-properties style:font-name="Liberation Sans1" fo:font-size="9pt" fo:font-weight="normal" style:font-size-asian="9pt" style:font-weight-asian="normal" style:font-size-complex="9pt" style:font-weight-complex="normal"/>
    </style:style>
    <style:style style:name="T4" style:family="text">
      <style:text-properties style:font-name="Liberation Sans1" fo:font-size="9pt" fo:font-weight="normal" officeooo:rsid="001997f2" style:font-size-asian="9pt" style:font-weight-asian="normal" style:font-size-complex="9pt" style:font-weight-complex="normal"/>
    </style:style>
    <style:style style:name="T5" style:family="text">
      <style:text-properties style:font-name="Liberation Sans1" fo:font-size="9pt" fo:font-weight="normal" officeooo:rsid="001b85a2" style:font-size-asian="9pt" style:font-weight-asian="normal" style:font-size-complex="9pt" style:font-weight-complex="normal"/>
    </style:style>
    <style:style style:name="T6" style:family="text">
      <style:text-properties style:font-name="Liberation Sans1" fo:font-size="9pt" fo:font-weight="normal" officeooo:rsid="001ce7d8" style:font-size-asian="9pt" style:font-weight-asian="normal" style:font-size-complex="9pt" style:font-weight-complex="normal"/>
    </style:style>
    <style:style style:name="T7" style:family="text">
      <style:text-properties fo:font-size="10pt" style:font-size-asian="10pt"/>
    </style:style>
    <style:style style:name="T8" style:family="text">
      <style:text-properties fo:color="#c9211e" style:font-name="Liberation Sans1" fo:font-size="10pt" fo:font-weight="normal" style:font-size-asian="10pt" style:font-weight-asian="normal" style:font-size-complex="9pt" style:font-weight-complex="normal"/>
    </style:style>
    <style:style style:name="T9" style:family="text">
      <style:text-properties fo:color="#c9211e" style:font-name="Liberation Sans1" fo:font-size="10pt" fo:font-weight="normal" officeooo:rsid="001997f2" style:font-size-asian="10pt" style:font-weight-asian="normal" style:font-size-complex="9pt" style:font-weight-complex="normal"/>
    </style:style>
    <style:style style:name="T10" style:family="text">
      <style:text-properties fo:color="#c9211e" style:font-name="Liberation Sans1" fo:font-size="9pt" fo:font-weight="normal" style:font-size-asian="9pt" style:font-weight-asian="normal" style:font-size-complex="9pt" style:font-weight-complex="normal"/>
    </style:style>
    <style:style style:name="T11" style:family="text">
      <style:text-properties fo:color="#000000" style:font-name="Liberation Sans1" fo:font-size="9pt" fo:font-weight="normal" style:font-size-asian="9pt" style:font-weight-asian="normal" style:font-size-complex="9pt" style:font-weight-complex="normal"/>
    </style:style>
    <style:style style:name="T12" style:family="text">
      <style:text-properties fo:color="#ff0000" style:font-name="Liberation Sans1" fo:font-size="9pt" fo:font-weight="normal" officeooo:rsid="001ce7d8" style:font-size-asian="9pt" style:font-weight-asian="normal" style:font-size-complex="9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MODELO Nro. 1</text:span></text:p>
      <text:p text:style-name="P9"><text:span text:style-name="T3">If you thought of buying the HPs5 PC, you should know that it has features like quick processing speed, but there are some disadvantages that you must consider. Its operating system is Windows 7 and it’s useful that the tower is set up to read memory cards, so you won't have to purchase an external device. But it is very important that you have enough USB ports to connect everything you need, and this PC only has six, which isn't a great number. HP offers free support if you are under warranty; otherwise you have to pay extra. The warranty lasts for two years and if this isn't enough, you can always purchase a longer warranty if you want extra protection and free support. Fortunately, you always can resolve many troubles by visiting the user forums and there are many of them on the Internet.</text:span></text:p>
      <text:p text:style-name="P4"><text:span text:style-name="T4">1. </text:span><text:span text:style-name="T3">Traducir el texto.</text:span></text:p>
      <text:p text:style-name="P3"><text:span text:style-name="T10">Si pensó en comprar la PC HPs5, debe saber que tiene características como velocidad de procesamiento</text:span><text:span text:style-name="T8"> rápida, pero hay algunas desventajas que debe considerar. Su sistema operativo es Windows 7 y es útil que la torre esté configurada para leer tarjetas de memoria, por lo que no tendrá que comprar un dispositivo externo </text:span><text:span text:style-name="T9">(mirar video para corregir)</text:span><text:span text:style-name="T8">.</text:span><text:span text:style-name="T1"> Pero es muy importante que tenga suficientes puertos USB para conectar todo lo que necesita, y esta PC solo tiene seis, lo cual no es un gran número. HP ofrece soporte gratuito si está en garantía; de lo contrario, tiene que pagar un suplemento. La garantía tiene una duración de dos años y, si esto no es suficiente, siempre puede </text:span><text:span text:style-name="T2">adquirir/comprar</text:span><text:span text:style-name="T1"> una garantía más larga si desea protección adicional y soporte gratuito. Afortunadamente, siempre puede resolver muchos problemas visitando los foros de usuarios y hay muchos de ellos en Internet.</text:span></text:p>
      <text:p text:style-name="P3"><text:span text:style-name="T1"/></text:p>
      <text:p text:style-name="P4"><text:span text:style-name="T4">2. </text:span><text:span text:style-name="T3">Identificar 3 oraciones con modals.</text:span></text:p>
      <text:p text:style-name="P10"><text:span text:style-name="T3">...you should know that it has features like quick processing speed...</text:span></text:p>
      <text:p text:style-name="P11"><text:span text:style-name="T11">...</text:span><text:span text:style-name="T3">but there are some disdvantages you MUST consider…</text:span></text:p>
      <text:p text:style-name="P11"><text:span text:style-name="T11">......you CAN always purchase a longer warranty if you want…</text:span></text:p>
      <text:p text:style-name="P11"><text:span text:style-name="T11"/></text:p>
      <text:p text:style-name="P4"><text:span text:style-name="T4">3. </text:span><text:span text:style-name="T3">Identificar 3 oraciones en condicional.</text:span></text:p>
      <text:p text:style-name="P4"><text:span text:style-name="T3">If you thought of buying the HPs5 PC…</text:span></text:p>
      <text:p text:style-name="P4"><text:span text:style-name="T3">The warranty lasts for two years and if this isn't enough, you can always purchase a longer warranty if you want extra protection and free support.</text:span></text:p>
      <text:p text:style-name="P4"><text:span text:style-name="T3"/></text:p>
      <text:p text:style-name="P4"><text:span text:style-name="T4">4. </text:span><text:span text:style-name="T3">Identificar :</text:span></text:p>
      <text:p text:style-name="P4"><text:span text:style-name="T3"><text:tab/>a. 1 oración en Presente Simple.</text:span></text:p>
      <text:p text:style-name="P5"><text:span text:style-name="T3"><text:tab/> <text:s text:c="3"/>Its operating system is Windows 7</text:span></text:p>
      <text:p text:style-name="P5"><text:span text:style-name="T3"><text:tab/> <text:s text:c="3"/>it’s useful that the tower is set up to read memory cards</text:span></text:p>
      <text:p text:style-name="P8"><text:span text:style-name="T11"><text:tab/> <text:s text:c="2"/></text:span><text:span text:style-name="T3">HP offers free support</text:span></text:p>
      <text:p text:style-name="P8"><text:span text:style-name="T3"><text:tab/> <text:s text:c="3"/></text:span><text:span text:style-name="T11">But it is very important that you have enough USB ports</text:span></text:p>
      <text:p text:style-name="P8"><text:span text:style-name="T11"><text:tab/> <text:s text:c="2"/>it’s useful that the tower is set up to read memory cards</text:span></text:p>
      <text:p text:style-name="P8"><text:span text:style-name="T11"/></text:p>
      <text:p text:style-name="P4"><text:span text:style-name="T3"><text:tab/>b. 1 oración en Presente Perfecto.</text:span></text:p>
      <text:p text:style-name="P4"><text:span text:style-name="T3"><text:tab/> <text:s text:c="2"/></text:span><text:span text:style-name="T5">NO hay oraciones en tiempo perfecto</text:span></text:p>
      <text:p text:style-name="P4"><text:span text:style-name="T3"><text:tab/>c. 1 oración en Futuro Simple.</text:span></text:p>
      <text:p text:style-name="P5"><text:span text:style-name="T3"><text:tab/> <text:s text:c="4"/>...so you won't have to purchase an external device,,,</text:span></text:p>
      <text:p text:style-name="P4"><text:span text:style-name="T3"><text:tab/>d. 3 oraciones con verbo + ing que se traducen como infinitivo.</text:span></text:p>
      <text:p text:style-name="P4"><text:span text:style-name="T3"><text:tab/> <text:s text:c="3"/></text:span><text:span text:style-name="T6">(hay una sola, mirar video)</text:span></text:p>
      <text:p text:style-name="P4"><text:span text:style-name="T3"><text:tab/>e. 2 oraciones que se traducen como adjetivo derivado del verbo.</text:span></text:p>
      <text:p text:style-name="P6"><text:span text:style-name="T11"><text:tab/> <text:s text:c="3"/></text:span><text:span text:style-name="T3">you should know that it has features like quick </text:span><text:span text:style-name="T12">PROCESSING SPEED</text:span></text:p>
      <text:p text:style-name="P6"><text:span text:style-name="T12"><text:tab/> <text:s text:c="2"/></text:span></text:p>
      <text:p text:style-name="P7"><text:span text:style-name="T11">5. ¿Qué título le colocaría al texto?</text:span></text:p>
      <text:p text:style-name="P2"><text:span text:style-name="T7"><text:tab/></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Predeterminado_7e_LT_7e_Gliederung_20_1" style:display-name="Predeterminado~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redeterminado_7e_LT_7e_Hintergrund" style:display-name="Predeterminado~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2T14:26:15.854706102</meta:creation-date>
    <dc:date>2021-06-22T15:01:01.662278621</dc:date>
    <meta:editing-duration>PT3M13S</meta:editing-duration>
    <meta:editing-cycles>1</meta:editing-cycles>
    <meta:document-statistic meta:table-count="0" meta:image-count="0" meta:object-count="0" meta:page-count="1" meta:paragraph-count="29" meta:word-count="501" meta:character-count="2910" meta:non-whitespace-character-count="2383"/>
    <meta:generator>LibreOffice/6.4.7.2$Linux_X86_64 LibreOffice_project/40$Build-2</meta:generator>
  </office:meta>
</office:document-meta>
</file>